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03_14-14-18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スケジュール</text:p>
          </table:table-cell>
          <table:table-cell table:style-name="ce4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2]=&quot;&quot;;[.C2];CONCATENATE([.C2];&quot; / &quot;;[.E2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スケジュール">
            <text:p>:m 東和 PHOTO / 210525tu / 団地坂上（バス停）；百合ケ丘駅（鉄道） / 社会福祉法人まごごろ　まごごろタウン　新百合ケ丘新築工事 / ２名 / 扶桑電機（馬淵・ハヤカワ建設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03_14-14-31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</text:p>
          </table:table-cell>
          <table:table-cell table:style-name="ce4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3]=&quot;&quot;;[.C3];CONCATENATE([.C3];&quot; / &quot;;[.E3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">
            <text:p>:m 東和 PHOTO / 210525tu / 団地坂上（バス停）；百合ケ丘駅（鉄道） / 社会福祉法人まごごろ　まごごろタウン　新百合ケ丘新築工事 / ２名 / 扶桑電機（馬淵・ハヤカワ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03_14-14-42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天気</text:p>
          </table:table-cell>
          <table:table-cell table:style-name="ce19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4]=&quot;&quot;;[.C4];CONCATENATE([.C4];&quot; / &quot;;[.E4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天気">
            <text:p>:m 東和 PHOTO / 210525tu / 団地坂上（バス停）；百合ケ丘駅（鉄道） / 社会福祉法人まごごろ　まごごろタウン　新百合ケ丘新築工事 / ２名 / 扶桑電機（馬淵・ハヤカワ建設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03_14-38-57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時刻表：バス</text:p>
          </table:table-cell>
          <table:table-cell table:style-name="ce17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5]=&quot;&quot;;[.C5];CONCATENATE([.C5];&quot; / &quot;;[.E5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時刻表：バス">
            <text:p>:m 東和 PHOTO / 210525tu / 団地坂上（バス停）；百合ケ丘駅（鉄道） / 社会福祉法人まごごろ　まごごろタウン　新百合ケ丘新築工事 / ２名 / 扶桑電機（馬淵・ハヤカワ建設） / 資料：交通：時刻表：バス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03_14-39-21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路線図</text:p>
          </table:table-cell>
          <table:table-cell table:style-name="ce18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8" table:formula="of:=IF([.E6]=&quot;&quot;;[.C6];CONCATENATE([.C6];&quot; / &quot;;[.E6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路線図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路線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03_14-40-39_000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03_14-40-39_001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8]=&quot;&quot;;[.C8];CONCATENATE([.C8];&quot; / &quot;;[.E8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指示書">
            <text:p>:m 東和 PHOTO / 210525tu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03_14-40-53_000.jpg</text:p>
          </table:table-cell>
          <table:table-cell table:style-name="ce23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9]=&quot;&quot;;[.C9];CONCATENATE([.C9];&quot; / &quot;;[.E9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03_14-40-53_001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17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10]=&quot;&quot;;[.C10];CONCATENATE([.C10];&quot; / &quot;;[.E10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指示書">
            <text:p>:m 東和 PHOTO / 210525tu / 団地坂上（バス停）；百合ケ丘駅（鉄道） / 社会福祉法人まごごろ　まごごろタウン　新百合ケ丘新築工事 / ２名 / 扶桑電機（馬淵・ハヤカワ建設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03_14-47-04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路線図</text:p>
          </table:table-cell>
          <table:table-cell table:style-name="ce17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11]=&quot;&quot;;[.C11];CONCATENATE([.C11];&quot; / &quot;;[.E11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路線図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路線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03_14-52-51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時刻表</text:p>
          </table:table-cell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12]=&quot;&quot;;[.C12];CONCATENATE([.C12];&quot; / &quot;;[.E12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時刻表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時刻表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03_14-53-02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停車駅一覧</text:p>
          </table:table-cell>
          <table:table-cell table:style-name="ce17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13]=&quot;&quot;;[.C13];CONCATENATE([.C13];&quot; / &quot;;[.E13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停車駅一覧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停車駅一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03_14-53-36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</text:p>
          </table:table-cell>
          <table:table-cell table:style-name="ce20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14]=&quot;&quot;;[.C14];CONCATENATE([.C14];&quot; / &quot;;[.E14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">
            <text:p>:m 東和 PHOTO / 210525tu / 団地坂上（バス停）；百合ケ丘駅（鉄道） / 社会福祉法人まごごろ　まごごろタウン　新百合ケ丘新築工事 / ２名 / 扶桑電機（馬淵・ハヤカワ建設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03_14-54-00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停車駅一覧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15]=&quot;&quot;;[.C15];CONCATENATE([.C15];&quot; / &quot;;[.E15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停車駅一覧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停車駅一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03_14-54-20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路線図：降車駅近辺</text:p>
          </table:table-cell>
          <table:table-cell table:style-name="ce17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6]=&quot;&quot;;[.C16];CONCATENATE([.C16];&quot; / &quot;;[.E16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路線図：降車駅近辺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路線図：降車駅近辺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03_14-54-30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時刻表</text:p>
          </table:table-cell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17]=&quot;&quot;;[.C17];CONCATENATE([.C17];&quot; / &quot;;[.E17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時刻表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時刻表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03_14-56-27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時刻表</text:p>
          </table:table-cell>
          <table:table-cell table:style-name="ce19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18]=&quot;&quot;;[.C18];CONCATENATE([.C18];&quot; / &quot;;[.E18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交通：バス：時刻表">
            <text:p>:m 東和 PHOTO / 210525tu / 団地坂上（バス停）；百合ケ丘駅（鉄道） / 社会福祉法人まごごろ　まごごろタウン　新百合ケ丘新築工事 / ２名 / 扶桑電機（馬淵・ハヤカワ建設） / 資料：交通：バス：時刻表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03_14-58-34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地図</text:p>
          </table:table-cell>
          <table:table-cell table:style-name="ce18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19]=&quot;&quot;;[.C19];CONCATENATE([.C19];&quot; / &quot;;[.E19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地図">
            <text:p>:m 東和 PHOTO / 210525tu / 団地坂上（バス停）；百合ケ丘駅（鉄道） / 社会福祉法人まごごろ　まごごろタウン　新百合ケ丘新築工事 / ２名 / 扶桑電機（馬淵・ハヤカワ建設） / 資料：地図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6-03_14-58-53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地図：現場近辺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20]=&quot;&quot;;[.C20];CONCATENATE([.C20];&quot; / &quot;;[.E20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地図：現場近辺">
            <text:p>:m 東和 PHOTO / 210525tu / 団地坂上（バス停）；百合ケ丘駅（鉄道） / 社会福祉法人まごごろ　まごごろタウン　新百合ケ丘新築工事 / ２名 / 扶桑電機（馬淵・ハヤカワ建設） / 資料：地図：現場近辺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6-03_15-01-22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資料：地図：ストリート</text:p>
          </table:table-cell>
          <table:table-cell table:style-name="ce19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8" table:formula="of:=IF([.E21]=&quot;&quot;;[.C21];CONCATENATE([.C21];&quot; / &quot;;[.E21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資料：地図：ストリート">
            <text:p>:m 東和 PHOTO / 210525tu / 団地坂上（バス停）；百合ケ丘駅（鉄道） / 社会福祉法人まごごろ　まごごろタウン　新百合ケ丘新築工事 / ２名 / 扶桑電機（馬淵・ハヤカワ建設） / 資料：地図：ストリート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6-03_18-09-53_000.jpg</text:p>
          </table:table-cell>
          <table:table-cell table:style-name="ce23" office:value-type="string">
            <text:p>:tome/ (lang=ko) / topic=愛 / content=愛から離れちゃダメだ。絶対。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22]=&quot;&quot;;[.C22];CONCATENATE([.C22];&quot; / &quot;;[.E22]))" office:value-type="string" office:string-value=":tome/ (lang=ko) / topic=愛 / content=愛から離れちゃダメだ。絶対。">
            <text:p>:tome/ (lang=ko) / topic=愛 / content=愛から離れちゃダメだ。絶対。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6-03_20-31-30_000.jpg</text:p>
          </table:table-cell>
          <table:table-cell table:style-name="ce2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23]=&quot;&quot;;[.C23];CONCATENATE([.C23];&quot; / &quot;;[.E23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6-03_21-33-41_000.jpg</text:p>
          </table:table-cell>
          <table:table-cell table:style-name="ce8" office:value-type="string">
            <text:p>:m dessin / des.キタキツネ / @web画像 / other=~,memo+,found+</text:p>
          </table:table-cell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24]=&quot;&quot;;[.C24];CONCATENATE([.C24];&quot; / &quot;;[.E24]))" office:value-type="string" office:string-value=":m dessin / des.キタキツネ / @web画像 / other=~,memo+,found+">
            <text:p>:m dessin / des.キタキツネ / @web画像 / other=~,memo+,found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6-03_22-27-3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25]=&quot;&quot;;[.C25];CONCATENATE([.C25];&quot; / &quot;;[.E25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6-03_23-52-4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26]=&quot;&quot;;[.C26];CONCATENATE([.C26];&quot; / &quot;;[.E26]))" office:value-type="string" office:string-value=":m :PHOTO 起きた時刻（夜中） / ">
            <text:p>:m :PHOTO 起きた時刻（夜中） /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6-04_02-47-47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8" table:formula="of:=IF([.E27]=&quot;&quot;;[.C27];CONCATENATE([.C27];&quot; / &quot;;[.E27]))" office:value-type="string" office:string-value=":m :PHOTO 起きた時刻（夜中） / ">
            <text:p>:m :PHOTO 起きた時刻（夜中） /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6-04_04-06-13_000.jpg</text:p>
          </table:table-cell>
          <table:table-cell table:style-name="ce20" office:value-type="string">
            <text:p>:m :PHOTO 起きた時刻（夜中） / </text:p>
          </table:table-cell>
          <table:table-cell table:style-name="ce19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8" table:formula="of:=IF([.E28]=&quot;&quot;;[.C28];CONCATENATE([.C28];&quot; / &quot;;[.E28]))" office:value-type="string" office:string-value=":m :PHOTO 起きた時刻（夜中） / ">
            <text:p>:m :PHOTO 起きた時刻（夜中） /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6-04_04-07-08_000.jpg</text:p>
          </table:table-cell>
          <table:table-cell table:style-name="ce20" office:value-type="string">
            <text:p>:m :th / topic=愛 / content=「愛」の代わりになるものはない / lang=ja</text:p>
          </table:table-cell>
          <table:table-cell table:style-name="ce20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29]=&quot;&quot;;[.C29];CONCATENATE([.C29];&quot; / &quot;;[.E29]))" office:value-type="string" office:string-value=":m :th / topic=愛 / content=「愛」の代わりになるものはない / lang=ja">
            <text:p>:m :th / topic=愛 / content=「愛」の代わりになるものはない / lang=ja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6-04_05-17-07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出発時間</text:p>
          </table:table-cell>
          <table:table-cell table:style-name="ce19"/>
          <table:table-cell table:style-name="ce4"/>
          <table:table-cell table:style-name="ce4" office:value-type="string">
            <text:p>N-35-35-28.120422 E-139-34-50.039062</text:p>
          </table:table-cell>
          <table:table-cell table:style-name="ce38" table:formula="of:=IF([.E30]=&quot;&quot;;[.C30];CONCATENATE([.C30];&quot; / &quot;;[.E30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出発時間">
            <text:p>:m 東和 PHOTO / 210525tu / 団地坂上（バス停）；百合ケ丘駅（鉄道） / 社会福祉法人まごごろ　まごごろタウン　新百合ケ丘新築工事 / ２名 / 扶桑電機（馬淵・ハヤカワ建設） / 出発時間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6-04_06-12-38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6-32.198181 E-139-30-58.61206</text:p>
          </table:table-cell>
          <table:table-cell table:style-name="ce38" table:formula="of:=IF([.E31]=&quot;&quot;;[.C31];CONCATENATE([.C31];&quot; / &quot;;[.E31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1-06-04_06-26-25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現場状況</text:p>
          </table:table-cell>
          <table:table-cell table:style-name="ce18"/>
          <table:table-cell table:style-name="ce4"/>
          <table:table-cell table:style-name="ce4" office:value-type="string">
            <text:p>N-35-36-0.063171 E-139-31-18.552246</text:p>
          </table:table-cell>
          <table:table-cell table:style-name="ce38" table:formula="of:=IF([.E32]=&quot;&quot;;[.C32];CONCATENATE([.C32];&quot; / &quot;;[.E32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現場状況">
            <text:p>:m 東和 PHOTO / 210525tu / 団地坂上（バス停）；百合ケ丘駅（鉄道） / 社会福祉法人まごごろ　まごごろタウン　新百合ケ丘新築工事 / ２名 / 扶桑電機（馬淵・ハヤカワ建設） / 現場状況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1-06-04_06-26-27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現場状況</text:p>
          </table:table-cell>
          <table:table-cell table:style-name="ce19"/>
          <table:table-cell table:style-name="ce4"/>
          <table:table-cell table:style-name="ce4" office:value-type="string">
            <text:p>N-35-36-0.063171 E-139-31-18.552246</text:p>
          </table:table-cell>
          <table:table-cell table:style-name="ce38" table:formula="of:=IF([.E33]=&quot;&quot;;[.C33];CONCATENATE([.C33];&quot; / &quot;;[.E33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現場状況">
            <text:p>:m 東和 PHOTO / 210525tu / 団地坂上（バス停）；百合ケ丘駅（鉄道） / 社会福祉法人まごごろ　まごごろタウン　新百合ケ丘新築工事 / ２名 / 扶桑電機（馬淵・ハヤカワ建設） / 現場状況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1-06-04_06-26-43_000.jpg</text:p>
          </table:table-cell>
          <table:table-cell table:style-name="ce20" office:value-type="string">
            <text:p>:m 東和 PHOTO / 210525tu / 団地坂上（バス停）；百合ケ丘駅（鉄道） / 社会福祉法人まごごろ　まごごろタウン　新百合ケ丘新築工事 / ２名 / 扶桑電機（馬淵・ハヤカワ建設） / 現場状況</text:p>
          </table:table-cell>
          <table:table-cell table:style-name="ce17"/>
          <table:table-cell table:style-name="ce4"/>
          <table:table-cell table:style-name="ce4" office:value-type="string">
            <text:p>N-35-35-59.980773 E-139-31-18.222656</text:p>
          </table:table-cell>
          <table:table-cell table:style-name="ce38" table:formula="of:=IF([.E34]=&quot;&quot;;[.C34];CONCATENATE([.C34];&quot; / &quot;;[.E34]))" office:value-type="string" office:string-value=":m 東和 PHOTO / 210525tu / 団地坂上（バス停）；百合ケ丘駅（鉄道） / 社会福祉法人まごごろ　まごごろタウン　新百合ケ丘新築工事 / ２名 / 扶桑電機（馬淵・ハヤカワ建設） / 現場状況">
            <text:p>:m 東和 PHOTO / 210525tu / 団地坂上（バス停）；百合ケ丘駅（鉄道） / 社会福祉法人まごごろ　まごごろタウン　新百合ケ丘新築工事 / ２名 / 扶桑電機（馬淵・ハヤカワ建設） / 現場状況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1-06-04_21-16-49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738403 E-139-34-49.215087</text:p>
          </table:table-cell>
          <table:table-cell table:style-name="ce38" table:formula="of:=IF([.E35]=&quot;&quot;;[.C35];CONCATENATE([.C35];&quot; / &quot;;[.E35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1-06-05_00-37-20_000.jpg</text:p>
          </table:table-cell>
          <table:table-cell table:style-name="ce19" office:value-type="string">
            <text:p>:PHOTO 記録 / @台所 / topic=用意するもの / what=焼酎漬け、生姜 / （１）焼酎（２）ポット（３）生姜（４）皿（５）ナイフ（６）皮むき（７）ティッシュ</text:p>
          </table:table-cell>
          <table:table-cell table:style-name="ce19"/>
          <table:table-cell table:style-name="ce4"/>
          <table:table-cell table:style-name="ce4" office:value-type="string">
            <text:p>N-35-35-29.177856 E-139-34-49.489746</text:p>
          </table:table-cell>
          <table:table-cell table:style-name="ce38" table:formula="of:=IF([.E36]=&quot;&quot;;[.C36];CONCATENATE([.C36];&quot; / &quot;;[.E36]))" office:value-type="string" office:string-value=":PHOTO 記録 / @台所 / topic=用意するもの / what=焼酎漬け、生姜 / （１）焼酎（２）ポット（３）生姜（４）皿（５）ナイフ（６）皮むき（７）ティッシュ">
            <text:p>:PHOTO 記録 / @台所 / topic=用意するもの / what=焼酎漬け、生姜 / （１）焼酎（２）ポット（３）生姜（４）皿（５）ナイフ（６）皮むき（７）ティッシュ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1-06-05_01-45-10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8" table:formula="of:=IF([.E37]=&quot;&quot;;[.C37];CONCATENATE([.C37];&quot; / &quot;;[.E37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1-06-05_07-51-58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38]=&quot;&quot;;[.C38];CONCATENATE([.C38];&quot; / &quot;;[.E38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 office:value-type="float" office:value="38">
            <text:p>38</text:p>
          </table:table-cell>
          <table:table-cell table:style-name="ce4" office:value-type="string">
            <text:p>2021-06-05_07-52-17_000.jpg</text:p>
          </table:table-cell>
          <table:table-cell table:style-name="ce8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39]=&quot;&quot;;[.C39];CONCATENATE([.C39];&quot; / &quot;;[.E39]))" office:value-type="string" office:string-value=":m 記録 / お酒：飲んだ量">
            <text:p>:m 記録 / お酒：飲んだ量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0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5">2021/06/05</text:date>, <text:time>09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05T09:03:47.20</dc:date>
    <dc:creator>iwabuchi ken</dc:creator>
    <meta:editing-duration>P34DT3H11M47S</meta:editing-duration>
    <meta:editing-cycles>12603</meta:editing-cycles>
    <meta:document-statistic meta:table-count="1" meta:cell-count="434" meta:object-count="0"/>
  </office:meta>
</office:document-meta>
</file>